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officeooo:rsid="00057b66" officeooo:paragraph-rsid="00057b66"/>
    </style:style>
    <style:style style:name="P2" style:family="paragraph" style:parent-style-name="Standard">
      <loext:graphic-properties draw:fill-gradient-name="gradient" draw:fill-hatch-name="hatch"/>
      <style:paragraph-properties fo:margin-left="0in" fo:margin-right="0in" fo:line-height="200%" fo:text-align="center" style:justify-single-word="false" fo:text-indent="0in" style:auto-text-indent="true"/>
      <style:text-properties officeooo:rsid="00057b66" officeooo:paragraph-rsid="00057b66"/>
    </style:style>
    <style:style style:name="P3"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officeooo:rsid="00057b66" officeooo:paragraph-rsid="00057b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ffensive Message – John 14:6</text:p>
      <text:p text:style-name="P1">6 Jesus told him, “I am the way, the truth, and the life. No one comes to the Father except through me. </text:p>
      <text:p text:style-name="P3">The Gospel is offensive to the world, 1 Corinthians 1:18 states “ For the word of the cross is foolishness to those who are perishing, but it is the power of God to us who are being saved.” The Bible is offensive to everyone who is not a Christian. The message of the cross is very offensive, and as Christians our message to the world should be offensive to most everyone we meet.</text:p>
      <text:p text:style-name="P3">Jesus Christ did not come into the world and mince words. He did not come and to tell people that there were many ways to heaven. That is the worlds message to all, and it is false. Jesus Christ came and told everyone, He was the only way to get to the Father and enjoy eternal glory in Heaven. Jesus Christ, although lived a perfect, sinless life, was so offensive that He was crucified for His message.</text:p>
      <text:p text:style-name="P3">God calls all of us to be set a apart from the world. He set the Israelites a part, He set Abraham a part and He calls us to be set a part from this world. John 15:19 says “If you were of the world, the world would love you as its own. However, because you are not of the world, but I have chosen you out of it, the world hates you.”. Our message and our lifestyle should be hated by most. If we are not getting push-back from people we are doing something wrong.</text:p>
      <text:p text:style-name="P3">The Gospel message is so offensive to the world because it is the truth! If it were up to the world the tenants of Buddhism would be a way to heaven, or Muhammad would be the way to heaven, or even a Priest could get you into heaven. The truth is only The High Priest is the way to heaven. Jesus Christ is that High Priest and because of His perfect sacrifice for all of us we will one day enjoy the pleasures and joys of heaven. We will cast our crowns before His feet because He is the reason we all got there. </text:p>
      <text:p text:style-name="P3">Remember this week to share the Gospel to people you meet, if they are offended remember it is because it is the Trut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1T08:53:54.558804035</meta:creation-date>
    <dc:title>Default</dc:title>
    <meta:editing-duration>PT9S</meta:editing-duration>
    <meta:editing-cycles>2</meta:editing-cycles>
    <meta:generator>LibreOffice/7.3.1.3$Linux_X86_64 LibreOffice_project/30$Build-3</meta:generator>
    <dc:date>2022-05-01T09:07:13.782278810</dc:date>
    <meta:document-statistic meta:table-count="0" meta:image-count="0" meta:object-count="0" meta:page-count="1" meta:paragraph-count="7" meta:word-count="399" meta:character-count="2013" meta:non-whitespace-character-count="1618"/>
    <meta:template xlink:type="simple" xlink:actuate="onRequest" xlink:title="Default" xlink:href="../../../../../../../home/pastorczo13/Templates/Default.ott" meta:date="2022-05-01T08:53:54.007084589"/>
  </office:meta>
</office:document-meta>
</file>